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C0000003E498363EBEE74D5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8" style:family="paragraph" style:parent-style-name="Footer">
      <style:paragraph-properties style:snap-to-layout-grid="false"/>
    </style:style>
    <style:style style:name="P9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0" style:family="paragraph" style:parent-style-name="Footer">
      <style:paragraph-properties fo:text-align="end" style:justify-single-word="false" style:snap-to-layout-grid="false"/>
    </style:style>
    <style:style style:name="P11" style:family="paragraph" style:parent-style-name="Footer">
      <style:text-properties fo:language="fr" fo:country="BE"/>
    </style:style>
    <style:style style:name="P12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ext-input text:description="">self.Title()</text:text-input></text:p>
      <text:p text:style-name="Text_20_body"/>
      <text:p text:style-name="Standard"><office:annotation><dc:date>2007-11-22T00:00:00</dc:date><text:p>do text</text:p><text:p>from xhtml(self.Description())</text:p></office:annotation>Description </text:p>
      <text:p text:style-name="Standard"/>
      <text:p text:style-name="P4">Decision</text:p>
      <text:p text:style-name="Standard"><office:annotation><dc:date>2007-09-24T00:00:00</dc:date><text:p>do text</text:p><text:p>from xhtml(view.printXhtml(context, self.getDecision()))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498363EBEE74D53A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1-24T15:14:18</meta:creation-date>
    <dc:date>2018-08-29T14:58:55.500880866</dc:date>
    <dc:language>fr-BE</dc:language>
    <meta:editing-cycles>102</meta:editing-cycles>
    <meta:editing-duration>P1DT6H32M9S</meta:editing-duration>
    <meta:document-statistic meta:table-count="2" meta:image-count="1" meta:object-count="0" meta:page-count="1" meta:paragraph-count="6" meta:word-count="9" meta:character-count="47" meta:non-whitespace-character-count="44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